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b226f" officeooo:paragraph-rsid="001b226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226f" officeooo:paragraph-rsid="001b226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ca8ac" officeooo:paragraph-rsid="001ca8ac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officeooo:rsid="001b7174" officeooo:paragraph-rsid="001b7174" style:font-size-asian="14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officeooo:rsid="001ca8ac" officeooo:paragraph-rsid="001ca8ac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officeooo:rsid="001e0347" officeooo:paragraph-rsid="001e0347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officeooo:rsid="0025d8b9" officeooo:paragraph-rsid="0025d8b9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rsid="00200879" officeooo:paragraph-rsid="00200879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officeooo:rsid="0021adc5" officeooo:paragraph-rsid="0021adc5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officeooo:rsid="0024c47d" officeooo:paragraph-rsid="0025d8b9" style:font-size-asian="14pt" style:font-size-complex="14pt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4pt" officeooo:rsid="0024c47d" officeooo:paragraph-rsid="0024c47d" style:font-size-asian="14pt" style:font-size-complex="14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style="normal" officeooo:rsid="001e0347" officeooo:paragraph-rsid="001e0347" style:font-size-asian="14pt" style:font-style-asian="normal" style:font-size-complex="14pt" style:font-style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style="normal" officeooo:rsid="0025d8b9" officeooo:paragraph-rsid="0025d8b9" style:font-size-asian="14pt" style:font-style-asian="normal" style:font-size-complex="14pt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cddf9" officeooo:paragraph-rsid="001cddf9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italic" officeooo:rsid="001cddf9" officeooo:paragraph-rsid="001cddf9" style:font-style-asian="italic" style:font-style-complex="italic"/>
    </style:style>
    <style:style style:name="T1" style:family="text">
      <style:text-properties officeooo:rsid="001ca8a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ddf9" style:font-style-asian="normal" style:font-style-complex="normal"/>
    </style:style>
    <style:style style:name="T5" style:family="text">
      <style:text-properties fo:font-style="normal" officeooo:rsid="0025d8b9" style:font-style-asian="normal" style:font-style-complex="normal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officeooo:rsid="001e0347" style:font-size-asian="14pt" style:font-style-asian="normal" style:font-size-complex="14pt" style:font-style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e0347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 style:font-style-complex="italic"/>
    </style:style>
    <style:style style:name="T11" style:family="text">
      <style:text-properties officeooo:rsid="0022f1b7"/>
    </style:style>
    <style:style style:name="T12" style:family="text">
      <style:text-properties officeooo:rsid="0025d8b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VA 1 – REDES NEURAIS ARTIFICIAIS</text:p>
      <text:p text:style-name="P2">23/10/2023</text:p>
      <text:p text:style-name="P2"/>
      <text:p text:style-name="P3">Nome: Gabriel Ribeiro Passos</text:p>
      <text:p text:style-name="P1"/>
      <text:list xml:id="list299266441" text:style-name="L1">
        <text:list-item>
          <text:p text:style-name="P4">Alternativa C.</text:p>
        </text:list-item>
        <text:list-item>
          <text:p text:style-name="P4">Alternativa B.</text:p>
        </text:list-item>
        <text:list-item>
          <text:p text:style-name="P4">Alternativa A.</text:p>
        </text:list-item>
        <text:list-item>
          <text:p text:style-name="P4">Alternativa A.</text:p>
        </text:list-item>
        <text:list-item>
          <text:p text:style-name="P4">Alternativa <text:span text:style-name="T11">C</text:span>.</text:p>
        </text:list-item>
        <text:list-item>
          <text:p text:style-name="P4">Alternativa B.</text:p>
        </text:list-item>
        <text:list-item>
          <text:p text:style-name="P4">Alternativa C.</text:p>
        </text:list-item>
        <text:list-item>
          <text:p text:style-name="P4">Alternativa A.</text:p>
        </text:list-item>
        <text:list-item>
          <text:p text:style-name="P4">Alternativa C.</text:p>
        </text:list-item>
        <text:list-item>
          <text:p text:style-name="P4">Alternativa D.</text:p>
        </text:list-item>
        <text:list-item>
          <text:p text:style-name="P4">Porque o perceptron é um classificador linear, <text:span text:style-name="T12">el</text:span>e trabalha com dados que precisam ser linearmente separáveis; senão, ele não conseguirá ser preciso em seu aprendizado.</text:p>
        </text:list-item>
        <text:list-item>
          <text:p text:style-name="P4">Não é correto afirmar, porque o número de épocas pode ser afetado pela aleatoriedade dos pesos, a ordem em que os dados são apresentados a rede e também com o valor da taxa de aprendizado. Todos esses fatores tem influência no número de épocas em <text:span text:style-name="T1">que a rede irá convergir.</text:span></text:p>
        </text:list-item>
        <text:list-item>
          <text:p text:style-name="P5">O <text:span text:style-name="T2">backpropagation </text:span><text:span text:style-name="T3">é dividi</text:span><text:span text:style-name="T4">d</text:span><text:span text:style-name="T3">o em duas etapas: </text:span><text:span text:style-name="T2">forward </text:span><text:span text:style-name="T3">pass e </text:span><text:span text:style-name="T2">backward pass</text:span><text:span text:style-name="T3">. Na primeira etapa, o algoritmo faz o calculo dos valores de saída através dos valores passados como entradas. Na segunda etapa, o algoritmo usa esses valores de saída para realizar o calculo do erro e assim conseguir atualizar o valor do vetor de pesos w. </text:span><text:span text:style-name="T4">Esses passos são realizados até que todas as camadas tenham seu vetor de pesos </text:span><text:span text:style-name="T5">w</text:span><text:span text:style-name="T4"> atualizados.</text:span></text:p>
        </text:list-item>
        <text:list-item>
          <text:p text:style-name="P14"><text:span text:style-name="T10">Underfitting</text:span><text:span text:style-name="T8">: ocorre quando os padrões nos dados de treino não são suficientes para um bom aprendizado. Para combater o </text:span><text:span text:style-name="T10">underfitting</text:span><text:span text:style-name="T6"> pode-se aumentar a complexidade do modelo adicionando mais camadas ou mais neurônios a sua rede.</text:span></text:p>
          <text:p text:style-name="P15"><text:span text:style-name="T8">Overfitting</text:span><text:span text:style-name="T6">: ocorre </text:span><text:span text:style-name="T7">quando o modelo não aprende bem os padrões e assim não consegue generalizar para novos dados. Para combater o </text:span><text:span text:style-name="T9">overfitting</text:span><text:span text:style-name="T7"> pode-se usar técnicas como regularização, </text:span><text:span text:style-name="T9">dropout</text:span><text:span text:style-name="T7">, parada antecipada ou coletar mais dados.</text:span></text:p>
          <text:p text:style-name="P12">Em ambos os casos a detecção é feita geralmente através do uso de um conjunto de validação. </text:p>
        </text:list-item>
        <text:list-item>
          <text:p text:style-name="P6">A taxa de aprendizagem é um parametro muito importante no treinamento da rede neural. Caso seu valor seja muito alto, o algoritmo pode ter uma oscilação entre os valores. Além disso, pode acontecer que o treinamento seja sensível a pequena variação nos valores tornando o modelo instável. Caso o valor da taxa de aprendizagem seja muito baixo, o algoritmo pode ficar muito lento e <text:soft-page-break/>também fazer com que não seja possível aprender padrões muito complexos, tendo assim um desempenho muito ruim.</text:p>
        </text:list-item>
        <text:list-item>
          <text:p text:style-name="P7">Algumas estratégias que o <text:span text:style-name="T2">perceptron</text:span><text:span text:style-name="T3"> multi-camadas utiliza para lidar com problemas variantes no tempo são:</text:span></text:p>
          <text:p text:style-name="P13">Redes Recorrente: utilização da saída de um neurônio como entrada permitindo assim referenciar informações de passos anteriores.</text:p>
          <text:p text:style-name="P13">Transformações temporais: transformar o problema variante no tempo em um problema estatico.</text:p>
        </text:list-item>
        <text:list-item>
          <text:p text:style-name="P8">A validação cruzada tem o propósito de evitar o <text:span text:style-name="T2">overfitting</text:span><text:span text:style-name="T3"> interrompendo o treinamento antes que ocorra. Ela tem seu funcionamento da seguinte forma, os dados são divididos em grupos e em seguida o modelo é treinado com um desses grupos e o restante é usado como dados de validação. Este processo é feito varias vezes com grupos diferentes, ao final é feit</text:span><text:span text:style-name="T5">a</text:span><text:span text:style-name="T3"> a média do resultado de cada iteração e ela é adotada como desempenho do modelo.</text:span></text:p>
        </text:list-item>
        <text:list-item>
          <text:p text:style-name="P9">Alguns cuidados que devem ser adotados:</text:p>
          <text:p text:style-name="P9">Divisão dos dados: destinar adequadamente uma porcentagem dos dados para treinamento, validação e teste.</text:p>
          <text:p text:style-name="P9">Pré-processamento e Seleção de variáveis: realizar o processo de limpeza e ajustes dos dados antes de repassá-los ao algoritmo.</text:p>
          <text:p text:style-name="P9">Evitar <text:span text:style-name="T2">overfitting</text:span><text:span text:style-name="T3">: não utilizar unidades demais em sua rede a fim de evitar a memorização dos dados de treinamento.</text:span></text:p>
        </text:list-item>
        <text:list-item>
          <text:p text:style-name="P10">Não é correto afirmar pois a inicialização dos pesos é muito importante para a convergência do modelo na fase de treinamento. Diferentes tipos de inicialização podem levar a resultados diferentes.</text:p>
        </text:list-item>
        <text:list-item>
          <text:p text:style-name="P11">O <text:span text:style-name="T2">early-stopping</text:span><text:span text:style-name="T3"> tem como motivação evitar o </text:span><text:span text:style-name="T2">overfitting</text:span><text:span text:style-name="T3">. </text:span><text:span text:style-name="T5">P</text:span><text:span text:style-name="T3">ara sua operação, ele utiliza o erro do conjunto de treinamento e do conjunto de validação para fazer a verificação. Enquanto só erros irem diminuindo o treinamento continua ao notar um aumento no erro em seguidas épocas o treinamento é interrompido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07:10:35.720724072</meta:creation-date>
    <dc:date>2023-10-23T14:38:29.388162319</dc:date>
    <meta:editing-duration>PT8M1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623" meta:character-count="3829" meta:non-whitespace-character-count="3254"/>
  </office:meta>
</office:document-meta>
</file>